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2" style:family="graphic" style:parent-style-name="standard">
      <style:graphic-properties svg:stroke-width="0cm" draw:marker-start-width="0.203cm" draw:marker-end-width="0.203cm" draw:fill-color="#666666" draw:opacity="100%" draw:textarea-horizontal-align="justify" draw:textarea-vertical-align="middle" draw:auto-grow-height="false" fo:min-height="0.118cm" fo:min-width="0cm" fo:padding-top="-0.025cm" fo:padding-bottom="-0.025cm" fo:padding-left="0.225cm" fo:padding-right="0.225cm" draw:shadow-opacity="100%"/>
    </style:style>
    <style:style style:name="gr3" style:family="graphic" style:parent-style-name="standard">
      <style:graphic-properties draw:stroke="none" svg:stroke-width="0cm" svg:stroke-color="#666666" draw:marker-start-width="0.203cm" draw:marker-end-width="0.203cm" draw:fill="none" draw:fill-color="#ffffff" fo:min-height="0cm" fo:padding-top="0.076cm" fo:padding-bottom="0cm" fo:padding-left="0.102cm" fo:padding-right="0.225cm"/>
    </style:style>
    <style:style style:name="gr4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558cm" fo:min-width="0cm" fo:padding-top="-0.025cm" fo:padding-bottom="-0.025cm" fo:padding-left="0.225cm" fo:padding-right="0.22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cm" draw:marker-start-width="0.203cm" draw:marker-end-width="0.203cm" draw:fill-color="#cccccc" draw:textarea-horizontal-align="justify" draw:textarea-vertical-align="middle" draw:auto-grow-height="false" fo:min-height="0.685cm" fo:min-width="0cm" fo:padding-top="-0.025cm" fo:padding-bottom="-0.025cm" fo:padding-left="0.225cm" fo:padding-right="0.225cm"/>
    </style:style>
    <style:style style:name="gr7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1.123cm" fo:min-width="2.016cm" fo:padding-top="0.137cm" fo:padding-bottom="0.137cm" fo:padding-left="0.262cm" fo:padding-right="0.262cm" draw:shadow-opacity="0%"/>
    </style:style>
    <style:style style:name="gr8" style:family="graphic" style:parent-style-name="standard">
      <style:graphic-properties draw:stroke="solid" svg:stroke-width="0.025cm" svg:stroke-color="#000000" draw:marker-start-width="0.24cm" draw:marker-end-width="0.24cm" draw:fill="none" draw:fill-color="#ffffff" fo:min-height="0.512cm" fo:padding-top="0.088cm" fo:padding-bottom="0.012cm" fo:padding-left="0.114cm" fo:padding-right="0.237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solid" draw:fill-color="#729fcf" draw:opacity="0%" draw:textarea-horizontal-align="justify" draw:textarea-vertical-align="middle" draw:auto-grow-height="false" fo:min-height="3.028cm" fo:min-width="2.016cm" fo:padding-top="0.137cm" fo:padding-bottom="0.137cm" fo:padding-left="0.262cm" fo:padding-right="0.262cm" draw:shadow-opacity="0%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loext:graphic-properties draw:fill-color="#666666" draw:opacity="100%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86cm" svg:height="0.509cm" svg:x="7.477cm" svg:y="4.809cm">
          <draw:text-box>
            <text:p><text:span text:style-name="T1">sname</text:span></text:p>
          </draw:text-box>
        </draw:frame>
        <draw:custom-shape draw:style-name="gr2" draw:text-style-name="P2" draw:layer="layout" svg:width="0.203cm" svg:height="0.203cm" draw:transform="rotate (-3.14159265358979) translate (9.678cm 5.17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1.905cm" svg:height="0.509cm" svg:x="7.477cm" svg:y="4.174cm">
          <draw:text-box>
            <text:p><text:span text:style-name="T1">relation</text:span></text:p>
          </draw:text-box>
        </draw:frame>
        <draw:custom-shape draw:style-name="gr4" draw:text-style-name="P3" xml:id="id4" draw:id="id4" draw:layer="layout" svg:width="0.254cm" svg:height="0.508cm" svg:x="7.223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curve" svg:x1="9.763cm" svg:y1="3.73cm" svg:x2="11.16cm" svg:y2="4.428cm" draw:start-shape="id1" draw:start-glue-point="1" draw:end-shape="id2" draw:end-glue-point="3" svg:d="M9763 3730c1048 0 350 698 1397 698" svg:viewBox="0 0 1398 699">
          <text:p/>
        </draw:connector>
        <draw:connector draw:style-name="gr5" draw:text-style-name="P4" draw:layer="layout" draw:type="curve" svg:x1="5.953cm" svg:y1="5.508cm" svg:x2="7.223cm" svg:y2="4.428cm" draw:start-shape="id3" draw:start-glue-point="1" draw:end-shape="id4" draw:end-glue-point="3" svg:d="M5953 5508c952 0 318-1080 1270-1080" svg:viewBox="0 0 1271 1081">
          <text:p/>
        </draw:connector>
        <draw:custom-shape draw:style-name="gr6" draw:text-style-name="P3" xml:id="id3" draw:id="id3" draw:layer="layout" svg:width="0.254cm" svg:height="0.635cm" svg:x="5.699cm" svg:y="5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286cm" svg:height="0.509cm" svg:x="3.667cm" svg:y="5.952cm">
          <draw:text-box>
            <text:p><text:span text:style-name="T1">Sailors</text:span></text:p>
          </draw:text-box>
        </draw:frame>
        <draw:custom-shape draw:style-name="gr2" draw:text-style-name="P2" draw:layer="layout" svg:width="0.203cm" svg:height="0.203cm" draw:transform="rotate (-3.14159265358979) translate (5.868cm 6.31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7.477cm" svg:y="5.444cm">
          <draw:text-box>
            <text:p><text:span text:style-name="T1">=</text:span></text:p>
          </draw:text-box>
        </draw:frame>
        <draw:custom-shape draw:style-name="gr2" draw:text-style-name="P2" draw:layer="layout" svg:width="0.203cm" svg:height="0.203cm" draw:transform="rotate (-3.14159265358979) translate (9.678cm 5.8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7.477cm" svg:y="6.079cm">
          <draw:text-box>
            <text:p><text:span text:style-name="T1">'Bob'</text:span></text:p>
          </draw:text-box>
        </draw:frame>
        <draw:custom-shape draw:style-name="gr6" draw:text-style-name="P3" xml:id="id1" draw:id="id1" draw:layer="layout" svg:width="0.254cm" svg:height="0.635cm" svg:x="9.509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54cm" svg:height="1.397cm" svg:x="3.413cm" svg:y="5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.54cm" svg:height="0.635cm" svg:x="7.223cm" svg:y="3.413cm">
          <draw:text-box>
            <text:p><text:span text:style-name="T2">Constraint</text:span></text:p>
          </draw:text-box>
        </draw:frame>
        <draw:custom-shape draw:style-name="gr9" draw:text-style-name="P5" draw:layer="layout" svg:width="2.54cm" svg:height="3.302cm" svg:x="7.223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.54cm" svg:height="0.635cm" svg:x="3.413cm" svg:y="5.191cm">
          <draw:text-box>
            <text:p><text:span text:style-name="T2">Table</text:span></text:p>
          </draw:text-box>
        </draw:frame>
        <draw:frame draw:style-name="gr1" draw:text-style-name="P1" draw:layer="layout" svg:width="2.286cm" svg:height="0.509cm" svg:x="11.414cm" svg:y="4.809cm">
          <draw:text-box>
            <text:p><text:span text:style-name="T1">rating</text:span></text:p>
          </draw:text-box>
        </draw:frame>
        <draw:custom-shape draw:style-name="gr2" draw:text-style-name="P2" draw:layer="layout" svg:width="0.203cm" svg:height="0.203cm" draw:transform="rotate (-3.14159265358979) translate (13.615cm 5.17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out" svg:width="1.905cm" svg:height="0.509cm" svg:x="11.414cm" svg:y="4.174cm">
          <draw:text-box>
            <text:p><text:span text:style-name="T1">relation</text:span></text:p>
          </draw:text-box>
        </draw:frame>
        <draw:custom-shape draw:style-name="gr4" draw:text-style-name="P3" xml:id="id2" draw:id="id2" draw:layer="layout" svg:width="0.254cm" svg:height="0.508cm" svg:x="11.16cm" svg:y="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draw:type="curve" svg:x1="13.7cm" svg:y1="3.73cm" svg:x2="14.843cm" svg:y2="5.064cm" draw:start-shape="id5" draw:start-glue-point="1" draw:end-shape="id6" draw:end-glue-point="3" svg:d="M13700 3730c858 0 287 1334 1143 1334" svg:viewBox="0 0 1144 1335">
          <text:p/>
        </draw:connector>
        <draw:frame draw:style-name="gr1" draw:text-style-name="P1" draw:layer="layout" svg:width="2.286cm" svg:height="0.509cm" svg:x="11.414cm" svg:y="5.444cm">
          <draw:text-box>
            <text:p><text:span text:style-name="T1">&gt;</text:span></text:p>
          </draw:text-box>
        </draw:frame>
        <draw:custom-shape draw:style-name="gr2" draw:text-style-name="P2" draw:layer="layout" svg:width="0.203cm" svg:height="0.203cm" draw:transform="rotate (-3.14159265358979) translate (13.615cm 5.80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286cm" svg:height="0.509cm" svg:x="11.414cm" svg:y="6.079cm">
          <draw:text-box>
            <text:p><text:span text:style-name="T1">10</text:span></text:p>
          </draw:text-box>
        </draw:frame>
        <draw:custom-shape draw:style-name="gr6" draw:text-style-name="P3" xml:id="id5" draw:id="id5" draw:layer="layout" svg:width="0.254cm" svg:height="0.635cm" svg:x="13.446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.54cm" svg:height="0.635cm" svg:x="11.16cm" svg:y="3.413cm">
          <draw:text-box>
            <text:p><text:span text:style-name="T2">Constraint</text:span></text:p>
          </draw:text-box>
        </draw:frame>
        <draw:custom-shape draw:style-name="gr9" draw:text-style-name="P5" draw:layer="layout" svg:width="2.54cm" svg:height="3.302cm" svg:x="11.16cm" svg:y="3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.54cm" svg:height="0.635cm" svg:x="14.843cm" svg:y="4.048cm">
          <draw:text-box>
            <text:p><text:span text:style-name="T2">Output</text:span></text:p>
          </draw:text-box>
        </draw:frame>
        <draw:frame draw:style-name="gr3" draw:text-style-name="P1" draw:layer="layout" svg:width="2.286cm" svg:height="0.509cm" svg:x="15.094cm" svg:y="4.809cm">
          <draw:text-box>
            <text:p><text:span text:style-name="T1">output</text:span></text:p>
          </draw:text-box>
        </draw:frame>
        <draw:custom-shape draw:style-name="gr4" draw:text-style-name="P3" xml:id="id6" draw:id="id6" draw:layer="layout" svg:width="0.254cm" svg:height="0.508cm" svg:x="14.843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54cm" svg:height="1.397cm" svg:x="14.843cm" svg:y="4.04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729fcf" draw:opacity="100%" draw:fill-image-width="0cm" draw:fill-image-height="0cm" draw:textarea-horizontal-align="justify" draw:auto-grow-height="false" fo:padding-top="0cm" fo:padding-bottom="0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3T03:11:31.300611217</meta:creation-date>
    <dc:date>2015-03-20T19:14:00.701134127</dc:date>
    <meta:editing-duration>PT1H4M14S</meta:editing-duration>
    <meta:editing-cycles>11</meta:editing-cycles>
    <meta:generator>LibreOffice/4.4.1.2$Linux_X86_64 LibreOffice_project/40m0$Build-2</meta:generator>
    <meta:document-statistic meta:object-count="32"/>
  </office:meta>
</office:document-meta>
</file>